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63821in, 0.0754in, 0.49556in, 0in)"/>
    </style:style>
    <style:style style:family="graphic" style:name="a1" style:parent-style-name="Graphics">
      <style:graphic-properties fo:border="0.01042in none" fo:background-color="transparent" fo:clip="rect(3.09656in, -0.1154in, 2.6937in, 0in)"/>
    </style:style>
    <style:style style:family="graphic" style:name="a2" style:parent-style-name="Graphics">
      <style:graphic-properties fo:border="0.01042in none" fo:background-color="transparent" fo:clip="rect(2.50582in, -0.2348in, 0.51907in, 0in)"/>
    </style:style>
  </office:automatic-styles>
  <office:body>
    <office:text text:use-soft-page-breaks="true">
      <text:p text:style-name="P1"><draw:frame draw:style-name="a0" draw:name="Picture 1" text:anchor-type="as-char" svg:x="0in" svg:y="0in" svg:width="6.24444in" svg:height="3.1703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30425in" svg:height="1.71103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6.34161in" svg:height="2.5776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un Krishna N</meta:initial-creator>
    <dc:creator>Arun Krishna N</dc:creator>
    <meta:creation-date>2023-06-14T12:29:00Z</meta:creation-date>
    <dc:date>2023-06-14T12:32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5" meta:row-count="1" meta:non-whitespace-character-count="5"/>
  </office:meta>
</office:document-meta>
</file>